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" style:family="graphic" style:parent-style-name="objectwithoutfill">
      <style:graphic-properties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none" draw:fill-color="#ffffff" fo:min-height="0.0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46cm"/>
      <style:paragraph-properties style:writing-mode="lr-tb"/>
    </style:style>
    <style:style style:name="co1" style:family="table-column">
      <style:table-column-properties style:column-width="2.86cm" style:use-optimal-column-width="false"/>
    </style:style>
    <style:style style:name="co2" style:family="table-column">
      <style:table-column-properties style:column-width="2.85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fill="none"/>
      <style:paragraph-properties fo:text-align="center" fo:border="0.03pt solid #000000"/>
      <style:text-properties fo:font-style="italic" style:font-style-asian="italic" style:font-style-complex="italic"/>
    </style:style>
    <style:style style:name="ce2" style:family="table-cell">
      <loext:graphic-properties draw:fill="none"/>
      <style:paragraph-properties fo:text-align="center" fo:border="0.03pt solid #000000"/>
    </style:style>
    <style:style style:name="P1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1" fo:font-size="18pt" style:font-size-asian="18pt" style:font-size-complex="18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 style:writing-mode="lr-tb"/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8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5cm" svg:x="6.494cm" svg:y="7.78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cm" svg:height="1.5cm" svg:x="11.128cm" svg:y="7.785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cm" svg:height="1.5cm" svg:x="14.246cm" svg:y="10.086cm">
          <text:p text:style-name="P3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cm" svg:height="1.5cm" svg:x="6.497cm" svg:y="12.385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cm" svg:height="1.5cm" svg:x="11.131cm" svg:y="12.385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869cm" svg:height="0.962cm" svg:x="14.5cm" svg:y="3.8cm">
          <draw:text-box>
            <text:p text:style-name="P5"><text:span text:style-name="T1">6</text:span></text:p>
          </draw:text-box>
        </draw:frame>
        <draw:custom-shape draw:style-name="gr7" draw:text-style-name="P4" draw:layer="layout" svg:width="1.5cm" svg:height="1.5cm" svg:x="3.376cm" svg:y="10.086cm">
          <text:p text:style-name="P3"><text:span text:style-name="T1">0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1" draw:id="id1" draw:layer="layout" svg:width="1.5cm" svg:height="1.5cm" svg:x="8.3cm" svg:y="17.399cm">
          <draw:glue-point draw:id="12" svg:x="4.68cm" svg:y="1.84cm"/>
          <text:p text:style-name="P7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" draw:id="id2" draw:layer="layout" svg:width="1.5cm" svg:height="1.5cm" svg:x="8.3cm" svg:y="20.499cm">
          <text:p text:style-name="P7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3" draw:id="id3" draw:layer="layout" svg:width="1.5cm" svg:height="1.5cm" svg:x="11.417cm" svg:y="20.499cm">
          <text:p text:style-name="P7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9.05cm" svg:y1="18.899cm" svg:x2="9.05cm" svg:y2="20.499cm" draw:start-shape="id1" draw:start-glue-point="8" draw:end-shape="id2" draw:end-glue-point="4" svg:d="M9050 18899v1600" svg:viewBox="0 0 1 1601">
          <text:p/>
        </draw:connector>
        <draw:connector draw:style-name="gr8" draw:text-style-name="P9" draw:layer="layout" draw:type="line" svg:x1="11.417cm" svg:y1="21.249cm" svg:x2="9.8cm" svg:y2="21.249cm" draw:start-shape="id3" draw:start-glue-point="6" draw:end-shape="id2" draw:end-glue-point="10" svg:d="M11417 21249h-1617" svg:viewBox="0 0 1618 1">
          <text:p/>
        </draw:connector>
        <draw:connector draw:style-name="gr8" draw:text-style-name="P9" draw:layer="layout" draw:type="line" svg:x1="9.8cm" svg:y1="18.149cm" svg:x2="11.4cm" svg:y2="18.149cm" draw:start-shape="id1" draw:start-glue-point="10" svg:d="M9800 18149h1600" svg:viewBox="0 0 1601 1">
          <text:p/>
        </draw:connector>
        <draw:connector draw:style-name="gr8" draw:text-style-name="P9" draw:layer="layout" draw:type="line" svg:x1="12.167cm" svg:y1="20.499cm" svg:x2="12.159cm" svg:y2="18.899cm" draw:start-shape="id3" draw:start-glue-point="4" svg:d="M12167 20499l-8-1600" svg:viewBox="0 0 9 1601">
          <text:p/>
        </draw:connector>
        <draw:custom-shape draw:style-name="gr1" draw:text-style-name="P8" draw:layer="layout" svg:width="1.5cm" svg:height="1.5cm" svg:x="11.417cm" svg:y="17.399cm">
          <draw:glue-point draw:id="12" svg:x="4.68cm" svg:y="1.84cm"/>
          <text:p text:style-name="P7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4" draw:id="id4" draw:layer="layout" svg:width="1.5cm" svg:height="1.5cm" svg:x="14.534cm" svg:y="20.499cm">
          <text:p text:style-name="P7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2.917cm" svg:y1="18.149cm" svg:x2="14.517cm" svg:y2="18.149cm" svg:d="M12917 18149h1600" svg:viewBox="0 0 1601 1">
          <text:p/>
        </draw:connector>
        <draw:connector draw:style-name="gr8" draw:text-style-name="P9" draw:layer="layout" draw:type="line" svg:x1="15.284cm" svg:y1="20.499cm" svg:x2="15.276cm" svg:y2="18.899cm" draw:start-shape="id4" draw:start-glue-point="4" svg:d="M15284 20499l-8-1600" svg:viewBox="0 0 9 1601">
          <text:p/>
        </draw:connector>
        <draw:custom-shape draw:style-name="gr1" draw:text-style-name="P8" draw:layer="layout" svg:width="1.5cm" svg:height="1.5cm" svg:x="14.534cm" svg:y="17.399cm">
          <draw:glue-point draw:id="12" svg:x="4.68cm" svg:y="1.84cm"/>
          <text:p text:style-name="P7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5" draw:id="id5" draw:layer="layout" svg:width="1.5cm" svg:height="1.5cm" svg:x="17.651cm" svg:y="20.5cm">
          <text:p text:style-name="P7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6.034cm" svg:y1="18.15cm" svg:x2="17.634cm" svg:y2="18.15cm" svg:d="M16034 18150h1600" svg:viewBox="0 0 1601 1">
          <text:p/>
        </draw:connector>
        <draw:connector draw:style-name="gr8" draw:text-style-name="P9" draw:layer="layout" draw:type="line" svg:x1="18.401cm" svg:y1="20.5cm" svg:x2="18.393cm" svg:y2="18.9cm" draw:start-shape="id5" draw:start-glue-point="4" svg:d="M18401 20500l-8-1600" svg:viewBox="0 0 9 1601">
          <text:p/>
        </draw:connector>
        <draw:custom-shape draw:style-name="gr1" draw:text-style-name="P8" xml:id="id14" draw:id="id14" draw:layer="layout" svg:width="1.5cm" svg:height="1.5cm" svg:x="17.651cm" svg:y="17.4cm">
          <draw:glue-point draw:id="12" svg:x="4.68cm" svg:y="1.84cm"/>
          <text:p text:style-name="P7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6" draw:id="id6" draw:layer="layout" svg:width="1.5cm" svg:height="1.5cm" svg:x="8.301cm" svg:y="23.599cm">
          <text:p text:style-name="P7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7" draw:id="id7" draw:layer="layout" svg:width="1.5cm" svg:height="1.5cm" svg:x="11.418cm" svg:y="23.599cm">
          <text:p text:style-name="P7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9.051cm" svg:y1="21.999cm" svg:x2="9.051cm" svg:y2="23.599cm" draw:end-shape="id6" draw:end-glue-point="4" svg:d="M9051 21999v1600" svg:viewBox="0 0 1 1601">
          <text:p/>
        </draw:connector>
        <draw:connector draw:style-name="gr8" draw:text-style-name="P9" draw:layer="layout" draw:type="line" svg:x1="11.418cm" svg:y1="24.349cm" svg:x2="9.801cm" svg:y2="24.349cm" draw:start-shape="id7" draw:start-glue-point="6" draw:end-shape="id6" draw:end-glue-point="10" svg:d="M11418 24349h-1617" svg:viewBox="0 0 1618 1">
          <text:p/>
        </draw:connector>
        <draw:connector draw:style-name="gr8" draw:text-style-name="P9" draw:layer="layout" draw:type="line" svg:x1="12.699cm" svg:y1="23.818cm" svg:x2="14.753cm" svg:y2="21.78cm" draw:start-shape="id7" draw:start-glue-point="11" draw:end-shape="id4" draw:end-glue-point="7" svg:d="M12699 23818l2054-2038" svg:viewBox="0 0 2055 2039">
          <text:p/>
        </draw:connector>
        <draw:custom-shape draw:style-name="gr1" draw:text-style-name="P8" xml:id="id8" draw:id="id8" draw:layer="layout" svg:width="1.5cm" svg:height="1.5cm" svg:x="14.535cm" svg:y="23.599cm">
          <text:p text:style-name="P7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4.535cm" svg:y1="24.349cm" svg:x2="12.918cm" svg:y2="24.349cm" draw:start-shape="id8" draw:start-glue-point="6" svg:d="M14535 24349h-1617" svg:viewBox="0 0 1618 1">
          <text:p/>
        </draw:connector>
        <draw:connector draw:style-name="gr8" draw:text-style-name="P9" draw:layer="layout" draw:type="line" svg:x1="15.285cm" svg:y1="23.599cm" svg:x2="15.277cm" svg:y2="21.999cm" draw:start-shape="id8" draw:start-glue-point="4" svg:d="M15285 23599l-8-1600" svg:viewBox="0 0 9 1601">
          <text:p/>
        </draw:connector>
        <draw:custom-shape draw:style-name="gr1" draw:text-style-name="P8" xml:id="id9" draw:id="id9" draw:layer="layout" svg:width="1.5cm" svg:height="1.5cm" svg:x="17.652cm" svg:y="23.6cm">
          <text:p text:style-name="P7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7.652cm" svg:y1="24.35cm" svg:x2="16.035cm" svg:y2="24.35cm" draw:start-shape="id9" draw:start-glue-point="6" svg:d="M17652 24350h-1617" svg:viewBox="0 0 1618 1">
          <text:p/>
        </draw:connector>
        <draw:connector draw:style-name="gr8" draw:text-style-name="P9" draw:layer="layout" draw:type="line" svg:x1="18.402cm" svg:y1="23.6cm" svg:x2="18.394cm" svg:y2="22cm" draw:start-shape="id9" draw:start-glue-point="4" svg:d="M18402 23600l-8-1600" svg:viewBox="0 0 9 1601">
          <text:p/>
        </draw:connector>
        <draw:custom-shape draw:style-name="gr1" draw:text-style-name="P8" xml:id="id10" draw:id="id10" draw:layer="layout" svg:width="1.5cm" svg:height="1.5cm" svg:x="8.303cm" svg:y="26.699cm">
          <text:p text:style-name="P7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11" draw:id="id11" draw:layer="layout" svg:width="1.5cm" svg:height="1.5cm" svg:x="11.42cm" svg:y="26.699cm">
          <text:p text:style-name="P7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9.053cm" svg:y1="25.099cm" svg:x2="9.053cm" svg:y2="26.699cm" draw:end-shape="id10" draw:end-glue-point="4" svg:d="M9053 25099v1600" svg:viewBox="0 0 1 1601">
          <text:p/>
        </draw:connector>
        <draw:connector draw:style-name="gr8" draw:text-style-name="P9" draw:layer="layout" draw:type="line" svg:x1="11.42cm" svg:y1="27.449cm" svg:x2="9.803cm" svg:y2="27.449cm" draw:start-shape="id11" draw:start-glue-point="6" draw:end-shape="id10" draw:end-glue-point="10" svg:d="M11420 27449h-1617" svg:viewBox="0 0 1618 1">
          <text:p/>
        </draw:connector>
        <draw:connector draw:style-name="gr8" draw:text-style-name="P9" draw:layer="layout" draw:type="line" svg:x1="11.639cm" svg:y1="26.918cm" svg:x2="9.582cm" svg:y2="24.88cm" draw:start-shape="id11" draw:start-glue-point="5" draw:end-shape="id6" draw:end-glue-point="9" svg:d="M11639 26918l-2057-2038" svg:viewBox="0 0 2058 2039">
          <text:p/>
        </draw:connector>
        <draw:custom-shape draw:style-name="gr1" draw:text-style-name="P8" xml:id="id12" draw:id="id12" draw:layer="layout" svg:width="1.5cm" svg:height="1.5cm" svg:x="14.537cm" svg:y="26.699cm">
          <text:p text:style-name="P7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5.287cm" svg:y1="26.699cm" svg:x2="15.279cm" svg:y2="25.099cm" draw:start-shape="id12" draw:start-glue-point="4" svg:d="M15287 26699l-8-1600" svg:viewBox="0 0 9 1601">
          <text:p/>
        </draw:connector>
        <draw:custom-shape draw:style-name="gr1" draw:text-style-name="P8" xml:id="id13" draw:id="id13" draw:layer="layout" svg:width="1.5cm" svg:height="1.5cm" svg:x="17.654cm" svg:y="26.7cm">
          <text:p text:style-name="P7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line" svg:x1="18.404cm" svg:y1="26.7cm" svg:x2="18.396cm" svg:y2="25.1cm" draw:start-shape="id13" draw:start-glue-point="4" svg:d="M18404 26700l-8-1600" svg:viewBox="0 0 9 1601">
          <text:p/>
        </draw:connector>
        <draw:connector draw:style-name="gr8" draw:text-style-name="P9" draw:layer="layout" draw:type="line" svg:x1="12.701cm" svg:y1="26.918cm" svg:x2="14.754cm" svg:y2="24.88cm" draw:start-shape="id11" draw:start-glue-point="11" draw:end-shape="id8" draw:end-glue-point="7" svg:d="M12701 26918l2053-2038" svg:viewBox="0 0 2054 2039">
          <text:p/>
        </draw:connector>
        <draw:connector draw:style-name="gr8" draw:text-style-name="P9" draw:layer="layout" draw:type="line" svg:x1="15.815cm" svg:y1="20.718cm" svg:x2="17.87cm" svg:y2="18.681cm" draw:start-shape="id4" draw:start-glue-point="11" draw:end-shape="id14" draw:end-glue-point="7" svg:d="M15815 20718l2055-2037" svg:viewBox="0 0 2056 2038">
          <text:p/>
        </draw:connector>
        <draw:connector draw:style-name="gr8" draw:text-style-name="P9" draw:layer="layout" draw:type="line" svg:x1="9.582cm" svg:y1="23.818cm" svg:x2="11.636cm" svg:y2="21.78cm" draw:start-shape="id6" draw:start-glue-point="11" draw:end-shape="id3" draw:end-glue-point="7" svg:d="M9582 23818l2054-2038" svg:viewBox="0 0 2055 2039">
          <text:p/>
        </draw:connector>
        <draw:connector draw:style-name="gr8" draw:text-style-name="P9" draw:layer="layout" draw:type="line" svg:x1="11.636cm" svg:y1="20.718cm" svg:x2="9.581cm" svg:y2="18.68cm" draw:start-shape="id3" draw:start-glue-point="5" draw:end-shape="id1" draw:end-glue-point="9" svg:d="M11636 20718l-2055-2038" svg:viewBox="0 0 2056 2039">
          <text:p/>
        </draw:connector>
      </draw:page>
      <draw:page draw:name="page2" draw:style-name="dp1" draw:master-page-name="Default">
        <draw:g>
          <draw:custom-shape draw:style-name="gr1" draw:text-style-name="P8" xml:id="id15" draw:id="id15" draw:layer="layout" svg:width="1.5cm" svg:height="1.5cm" svg:x="11.857cm" svg:y="11.481cm">
            <text:p text:style-name="P7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8" xml:id="id16" draw:id="id16" draw:layer="layout" svg:width="1.5cm" svg:height="1.5cm" svg:x="18.091cm" svg:y="11.481cm">
            <text:p text:style-name="P7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8" xml:id="id19" draw:id="id19" draw:layer="layout" svg:width="1.5cm" svg:height="1.5cm" svg:x="14.975cm" svg:y="14.581cm">
            <text:p text:style-name="P7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8" xml:id="id17" draw:id="id17" draw:layer="layout" svg:width="1.5cm" svg:height="1.5cm" svg:x="21.209cm" svg:y="14.582cm">
            <text:p text:style-name="P7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8" xml:id="id18" draw:id="id18" draw:layer="layout" svg:width="1.5cm" svg:height="1.5cm" svg:x="18.094cm" svg:y="17.681cm">
            <text:p text:style-name="P7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9" draw:layer="layout" draw:type="curve" svg:x1="13.357cm" svg:y1="12.231cm" svg:x2="18.091cm" svg:y2="12.231cm" draw:start-shape="id15" draw:start-glue-point="10" draw:end-shape="id16" draw:end-glue-point="6" svg:d="M13357 12231h4734" svg:viewBox="0 0 4735 1">
            <text:p/>
          </draw:connector>
          <draw:connector draw:style-name="gr9" draw:text-style-name="P9" draw:layer="layout" draw:type="line" svg:x1="19.372cm" svg:y1="12.762cm" svg:x2="21.428cm" svg:y2="14.801cm" draw:start-shape="id16" draw:start-glue-point="9" draw:end-shape="id17" draw:end-glue-point="5" svg:d="M19372 12762l2056 2039" svg:viewBox="0 0 2057 2040">
            <text:p/>
          </draw:connector>
          <draw:connector draw:style-name="gr9" draw:text-style-name="P9" draw:layer="layout" draw:type="line" svg:x1="21.428cm" svg:y1="15.863cm" svg:x2="19.375cm" svg:y2="17.9cm" draw:start-shape="id17" draw:start-glue-point="7" draw:end-shape="id18" draw:end-glue-point="11" svg:d="M21428 15863l-2053 2037" svg:viewBox="0 0 2054 2038">
            <text:p/>
          </draw:connector>
          <draw:connector draw:style-name="gr9" draw:text-style-name="P9" draw:layer="layout" draw:type="line" svg:x1="18.313cm" svg:y1="17.9cm" svg:x2="16.256cm" svg:y2="15.862cm" draw:start-shape="id18" draw:start-glue-point="5" draw:end-shape="id19" draw:end-glue-point="9" svg:d="M18313 17900l-2057-2038" svg:viewBox="0 0 2058 2039">
            <text:p/>
          </draw:connector>
          <draw:connector draw:style-name="gr9" draw:text-style-name="P9" draw:layer="layout" draw:type="line" svg:x1="16.256cm" svg:y1="14.8cm" svg:x2="18.31cm" svg:y2="12.762cm" draw:start-shape="id19" draw:start-glue-point="11" draw:end-shape="id16" draw:end-glue-point="7" svg:d="M16256 14800l2054-2038" svg:viewBox="0 0 2055 2039">
            <text:p/>
          </draw:connector>
        </draw:g>
        <draw:frame draw:style-name="gr6" draw:text-style-name="P6" draw:layer="layout" svg:width="8.486cm" svg:height="0.962cm" svg:x="9.937cm" svg:y="22.331cm">
          <draw:text-box>
            <text:p text:style-name="P5"><text:span text:style-name="T1">0, 1, 2, 3, 4, 1, 2, 3, 4, ...</text:span></text:p>
          </draw:text-box>
        </draw:frame>
        <draw:frame draw:style-name="standard" draw:layer="layout" svg:width="5.718cm" svg:height="5.831cm" svg:x="4.672cm" svg:y="12.4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x</text:p>
              </table:table-cell>
              <table:table-cell>
                <text:p text:style-name="P10">f(x)</text:p>
              </table:table-cell>
            </table:table-row>
            <table:table-row table:style-name="ro1" table:default-cell-style-name="ce2"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2">
              <table:table-cell>
                <text:p text:style-name="P5">1</text:p>
              </table:table-cell>
              <table:table-cell>
                <text:p text:style-name="P5">2</text:p>
              </table:table-cell>
            </table:table-row>
            <table:table-row table:style-name="ro1" table:default-cell-style-name="ce2">
              <table:table-cell>
                <text:p text:style-name="P5">2</text:p>
              </table:table-cell>
              <table:table-cell>
                <text:p text:style-name="P5">3</text:p>
              </table:table-cell>
            </table:table-row>
            <table:table-row table:style-name="ro1" table:default-cell-style-name="ce2">
              <table:table-cell>
                <text:p text:style-name="P5">3</text:p>
              </table:table-cell>
              <table:table-cell>
                <text:p text:style-name="P5">4</text:p>
              </table:table-cell>
            </table:table-row>
            <table:table-row table:style-name="ro2" table:default-cell-style-name="ce2">
              <table:table-cell>
                <text:p text:style-name="P5">4</text:p>
              </table:table-cell>
              <table:table-cell>
                <text:p text:style-name="P5">0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1" draw:text-style-name="P8" xml:id="id20" draw:id="id20" draw:layer="layout" svg:width="1.5cm" svg:height="1.5cm" svg:x="7.1cm" svg:y="13.05cm">
          <text:p text:style-name="P7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1" draw:id="id21" draw:layer="layout" svg:width="1.5cm" svg:height="1.5cm" svg:x="13.334cm" svg:y="13.05cm">
          <text:p text:style-name="P7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4" draw:id="id24" draw:layer="layout" svg:width="1.5cm" svg:height="1.5cm" svg:x="10.218cm" svg:y="16.15cm">
          <text:p text:style-name="P7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2" draw:id="id22" draw:layer="layout" svg:width="1.5cm" svg:height="1.5cm" svg:x="16.452cm" svg:y="16.151cm">
          <text:p text:style-name="P7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3" draw:id="id23" draw:layer="layout" svg:width="1.5cm" svg:height="1.5cm" svg:x="13.337cm" svg:y="19.25cm">
          <text:p text:style-name="P7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8.6cm" svg:y1="13.8cm" svg:x2="13.334cm" svg:y2="13.8cm" draw:start-shape="id20" draw:start-glue-point="10" draw:end-shape="id21" draw:end-glue-point="6" svg:d="M8600 13800h4734" svg:viewBox="0 0 4735 1">
          <text:p/>
        </draw:connector>
        <draw:connector draw:style-name="gr9" draw:text-style-name="P9" draw:layer="layout" draw:type="line" svg:x1="14.615cm" svg:y1="14.331cm" svg:x2="16.671cm" svg:y2="16.37cm" draw:start-shape="id21" draw:start-glue-point="9" draw:end-shape="id22" draw:end-glue-point="5" svg:d="M14615 14331l2056 2039" svg:viewBox="0 0 2057 2040">
          <text:p/>
        </draw:connector>
        <draw:connector draw:style-name="gr9" draw:text-style-name="P9" draw:layer="layout" draw:type="line" svg:x1="16.671cm" svg:y1="17.432cm" svg:x2="14.618cm" svg:y2="19.469cm" draw:start-shape="id22" draw:start-glue-point="7" draw:end-shape="id23" draw:end-glue-point="11" svg:d="M16671 17432l-2053 2037" svg:viewBox="0 0 2054 2038">
          <text:p/>
        </draw:connector>
        <draw:connector draw:style-name="gr9" draw:text-style-name="P9" draw:layer="layout" draw:type="line" svg:x1="13.556cm" svg:y1="19.469cm" svg:x2="11.499cm" svg:y2="17.431cm" draw:start-shape="id23" draw:start-glue-point="5" draw:end-shape="id24" draw:end-glue-point="9" svg:d="M13556 19469l-2057-2038" svg:viewBox="0 0 2058 2039">
          <text:p/>
        </draw:connector>
        <draw:connector draw:style-name="gr9" draw:text-style-name="P9" draw:layer="layout" draw:type="line" svg:x1="11.499cm" svg:y1="16.369cm" svg:x2="13.553cm" svg:y2="14.331cm" draw:start-shape="id24" draw:start-glue-point="11" draw:end-shape="id21" draw:end-glue-point="7" svg:d="M11499 16369l2054-2038" svg:viewBox="0 0 2055 2039">
          <text:p/>
        </draw:connector>
        <draw:frame draw:style-name="gr10" draw:text-style-name="P6" draw:layer="layout" svg:width="1.584cm" svg:height="0.962cm" svg:x="7.056cm" svg:y="12.093cm">
          <draw:text-box>
            <text:p text:style-name="P11"><text:span text:style-name="T1">F/S</text:span></text:p>
          </draw:text-box>
        </draw:frame>
      </draw:page>
      <draw:page draw:name="page4" draw:style-name="dp1" draw:master-page-name="Default">
        <draw:custom-shape draw:style-name="gr1" draw:text-style-name="P8" xml:id="id25" draw:id="id25" draw:layer="layout" svg:width="1.5cm" svg:height="1.5cm" svg:x="7.1cm" svg:y="13.05cm">
          <text:p text:style-name="P7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6" draw:id="id26" draw:layer="layout" svg:width="1.5cm" svg:height="1.5cm" svg:x="13.334cm" svg:y="13.05cm">
          <text:p text:style-name="P7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9" draw:id="id29" draw:layer="layout" svg:width="1.5cm" svg:height="1.5cm" svg:x="10.218cm" svg:y="16.15cm">
          <text:p text:style-name="P7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7" draw:id="id27" draw:layer="layout" svg:width="1.5cm" svg:height="1.5cm" svg:x="16.452cm" svg:y="16.151cm">
          <text:p text:style-name="P7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28" draw:id="id28" draw:layer="layout" svg:width="1.5cm" svg:height="1.5cm" svg:x="13.337cm" svg:y="19.25cm">
          <text:p text:style-name="P7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8.6cm" svg:y1="13.8cm" svg:x2="13.334cm" svg:y2="13.8cm" draw:start-shape="id25" draw:start-glue-point="10" draw:end-shape="id26" draw:end-glue-point="6" svg:d="M8600 13800h4734" svg:viewBox="0 0 4735 1">
          <text:p/>
        </draw:connector>
        <draw:connector draw:style-name="gr9" draw:text-style-name="P9" draw:layer="layout" draw:type="line" svg:x1="14.615cm" svg:y1="14.331cm" svg:x2="16.671cm" svg:y2="16.37cm" draw:start-shape="id26" draw:start-glue-point="9" draw:end-shape="id27" draw:end-glue-point="5" svg:d="M14615 14331l2056 2039" svg:viewBox="0 0 2057 2040">
          <text:p/>
        </draw:connector>
        <draw:connector draw:style-name="gr9" draw:text-style-name="P9" draw:layer="layout" draw:type="line" svg:x1="16.671cm" svg:y1="17.432cm" svg:x2="14.618cm" svg:y2="19.469cm" draw:start-shape="id27" draw:start-glue-point="7" draw:end-shape="id28" draw:end-glue-point="11" svg:d="M16671 17432l-2053 2037" svg:viewBox="0 0 2054 2038">
          <text:p/>
        </draw:connector>
        <draw:connector draw:style-name="gr9" draw:text-style-name="P9" draw:layer="layout" draw:type="line" svg:x1="13.556cm" svg:y1="19.469cm" svg:x2="11.499cm" svg:y2="17.431cm" draw:start-shape="id28" draw:start-glue-point="5" draw:end-shape="id29" draw:end-glue-point="9" svg:d="M13556 19469l-2057-2038" svg:viewBox="0 0 2058 2039">
          <text:p/>
        </draw:connector>
        <draw:connector draw:style-name="gr9" draw:text-style-name="P9" draw:layer="layout" draw:type="line" svg:x1="11.499cm" svg:y1="16.369cm" svg:x2="13.553cm" svg:y2="14.331cm" draw:start-shape="id29" draw:start-glue-point="11" draw:end-shape="id26" draw:end-glue-point="7" svg:d="M11499 16369l2054-2038" svg:viewBox="0 0 2055 2039">
          <text:p/>
        </draw:connector>
        <draw:frame draw:style-name="gr6" draw:text-style-name="P6" draw:layer="layout" svg:width="0.869cm" svg:height="0.962cm" svg:x="16.768cm" svg:y="15.2cm">
          <draw:text-box>
            <text:p text:style-name="P5"><text:span text:style-name="T1">S</text:span></text:p>
          </draw:text-box>
        </draw:frame>
        <draw:frame draw:style-name="gr6" draw:text-style-name="P6" draw:layer="layout" svg:width="0.869cm" svg:height="0.962cm" svg:x="10.534cm" svg:y="15.2cm">
          <draw:text-box>
            <text:p text:style-name="P5"><text:span text:style-name="T1">F</text:span></text:p>
          </draw:text-box>
        </draw:frame>
      </draw:page>
      <draw:page draw:name="page5" draw:style-name="dp1" draw:master-page-name="Default">
        <draw:custom-shape draw:style-name="gr1" draw:text-style-name="P8" xml:id="id30" draw:id="id30" draw:layer="layout" svg:width="1.5cm" svg:height="1.5cm" svg:x="7.1cm" svg:y="13.05cm">
          <text:p text:style-name="P7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31" draw:id="id31" draw:layer="layout" svg:width="1.5cm" svg:height="1.5cm" svg:x="13.334cm" svg:y="13.05cm">
          <text:p text:style-name="P7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34" draw:id="id34" draw:layer="layout" svg:width="1.5cm" svg:height="1.5cm" svg:x="10.218cm" svg:y="16.15cm">
          <text:p text:style-name="P7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32" draw:id="id32" draw:layer="layout" svg:width="1.5cm" svg:height="1.5cm" svg:x="16.452cm" svg:y="16.151cm">
          <text:p text:style-name="P7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33" draw:id="id33" draw:layer="layout" svg:width="1.5cm" svg:height="1.5cm" svg:x="13.337cm" svg:y="19.25cm">
          <text:p text:style-name="P7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8.6cm" svg:y1="13.8cm" svg:x2="13.334cm" svg:y2="13.8cm" draw:start-shape="id30" draw:start-glue-point="10" draw:end-shape="id31" draw:end-glue-point="6" svg:d="M8600 13800h4734" svg:viewBox="0 0 4735 1">
          <text:p/>
        </draw:connector>
        <draw:connector draw:style-name="gr9" draw:text-style-name="P9" draw:layer="layout" draw:type="line" svg:x1="14.615cm" svg:y1="14.331cm" svg:x2="16.671cm" svg:y2="16.37cm" draw:start-shape="id31" draw:start-glue-point="9" draw:end-shape="id32" draw:end-glue-point="5" svg:d="M14615 14331l2056 2039" svg:viewBox="0 0 2057 2040">
          <text:p/>
        </draw:connector>
        <draw:connector draw:style-name="gr9" draw:text-style-name="P9" draw:layer="layout" draw:type="line" svg:x1="16.671cm" svg:y1="17.432cm" svg:x2="14.618cm" svg:y2="19.469cm" draw:start-shape="id32" draw:start-glue-point="7" draw:end-shape="id33" draw:end-glue-point="11" svg:d="M16671 17432l-2053 2037" svg:viewBox="0 0 2054 2038">
          <text:p/>
        </draw:connector>
        <draw:connector draw:style-name="gr9" draw:text-style-name="P9" draw:layer="layout" draw:type="line" svg:x1="13.556cm" svg:y1="19.469cm" svg:x2="11.499cm" svg:y2="17.431cm" draw:start-shape="id33" draw:start-glue-point="5" draw:end-shape="id34" draw:end-glue-point="9" svg:d="M13556 19469l-2057-2038" svg:viewBox="0 0 2058 2039">
          <text:p/>
        </draw:connector>
        <draw:connector draw:style-name="gr9" draw:text-style-name="P9" draw:layer="layout" draw:type="line" svg:x1="11.499cm" svg:y1="16.369cm" svg:x2="13.553cm" svg:y2="14.331cm" draw:start-shape="id34" draw:start-glue-point="11" draw:end-shape="id31" draw:end-glue-point="7" svg:d="M11499 16369l2054-2038" svg:viewBox="0 0 2055 2039">
          <text:p/>
        </draw:connector>
        <draw:frame draw:style-name="gr6" draw:text-style-name="P6" draw:layer="layout" svg:width="0.869cm" svg:height="0.962cm" svg:x="13.653cm" svg:y="18.288cm">
          <draw:text-box>
            <text:p text:style-name="P5"><text:span text:style-name="T1">S</text:span></text:p>
          </draw:text-box>
        </draw:frame>
        <draw:frame draw:style-name="gr6" draw:text-style-name="P6" draw:layer="layout" svg:width="0.869cm" svg:height="0.962cm" svg:x="16.768cm" svg:y="15.2cm">
          <draw:text-box>
            <text:p text:style-name="P5"><text:span text:style-name="T1">F</text:span></text:p>
          </draw:text-box>
        </draw:frame>
      </draw:page>
      <draw:page draw:name="page6" draw:style-name="dp1" draw:master-page-name="Default">
        <draw:custom-shape draw:style-name="gr1" draw:text-style-name="P8" xml:id="id35" draw:id="id35" draw:layer="layout" svg:width="1.5cm" svg:height="1.5cm" svg:x="7.1cm" svg:y="13.05cm">
          <text:p text:style-name="P7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36" draw:id="id36" draw:layer="layout" svg:width="1.5cm" svg:height="1.5cm" svg:x="13.334cm" svg:y="13.05cm">
          <text:p text:style-name="P7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39" draw:id="id39" draw:layer="layout" svg:width="1.5cm" svg:height="1.5cm" svg:x="10.218cm" svg:y="16.15cm">
          <text:p text:style-name="P7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37" draw:id="id37" draw:layer="layout" svg:width="1.5cm" svg:height="1.5cm" svg:x="16.452cm" svg:y="16.151cm">
          <text:p text:style-name="P7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38" draw:id="id38" draw:layer="layout" svg:width="1.5cm" svg:height="1.5cm" svg:x="13.337cm" svg:y="19.25cm">
          <text:p text:style-name="P7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8.6cm" svg:y1="13.8cm" svg:x2="13.334cm" svg:y2="13.8cm" draw:start-shape="id35" draw:start-glue-point="10" draw:end-shape="id36" draw:end-glue-point="6" svg:d="M8600 13800h4734" svg:viewBox="0 0 4735 1">
          <text:p/>
        </draw:connector>
        <draw:connector draw:style-name="gr9" draw:text-style-name="P9" draw:layer="layout" draw:type="line" svg:x1="14.615cm" svg:y1="14.331cm" svg:x2="16.671cm" svg:y2="16.37cm" draw:start-shape="id36" draw:start-glue-point="9" draw:end-shape="id37" draw:end-glue-point="5" svg:d="M14615 14331l2056 2039" svg:viewBox="0 0 2057 2040">
          <text:p/>
        </draw:connector>
        <draw:connector draw:style-name="gr9" draw:text-style-name="P9" draw:layer="layout" draw:type="line" svg:x1="16.671cm" svg:y1="17.432cm" svg:x2="14.618cm" svg:y2="19.469cm" draw:start-shape="id37" draw:start-glue-point="7" draw:end-shape="id38" draw:end-glue-point="11" svg:d="M16671 17432l-2053 2037" svg:viewBox="0 0 2054 2038">
          <text:p/>
        </draw:connector>
        <draw:connector draw:style-name="gr9" draw:text-style-name="P9" draw:layer="layout" draw:type="line" svg:x1="13.556cm" svg:y1="19.469cm" svg:x2="11.499cm" svg:y2="17.431cm" draw:start-shape="id38" draw:start-glue-point="5" draw:end-shape="id39" draw:end-glue-point="9" svg:d="M13556 19469l-2057-2038" svg:viewBox="0 0 2058 2039">
          <text:p/>
        </draw:connector>
        <draw:connector draw:style-name="gr9" draw:text-style-name="P9" draw:layer="layout" draw:type="line" svg:x1="11.499cm" svg:y1="16.369cm" svg:x2="13.553cm" svg:y2="14.331cm" draw:start-shape="id39" draw:start-glue-point="11" draw:end-shape="id36" draw:end-glue-point="7" svg:d="M11499 16369l2054-2038" svg:viewBox="0 0 2055 2039">
          <text:p/>
        </draw:connector>
        <draw:frame draw:style-name="gr11" draw:text-style-name="P6" draw:layer="layout" svg:width="1.569cm" svg:height="0.962cm" svg:x="10.182cm" svg:y="15.199cm">
          <draw:text-box>
            <text:p text:style-name="P5"><text:span text:style-name="T1">F/S</text:span></text:p>
          </draw:text-box>
        </draw:frame>
        <draw:frame draw:style-name="gr12" draw:text-style-name="P6" draw:layer="layout" svg:width="3.201cm" svg:height="1.673cm" svg:x="6.744cm" svg:y="15.933cm">
          <draw:text-box>
            <text:p text:style-name="P5"><text:span text:style-name="T1">cycle detected!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8cm" fo:page-height="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8T16:49:57.385000000</dc:date>
    <meta:editing-duration>P2DT18H4M</meta:editing-duration>
    <meta:editing-cycles>166</meta:editing-cycles>
    <meta:generator>LibreOffice/6.4.5.2$Windows_X86_64 LibreOffice_project/a726b36747cf2001e06b58ad5db1aa3a9a1872d6</meta:generator>
    <meta:document-statistic meta:object-count="107"/>
  </office:meta>
</office:document-meta>
</file>